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9f0b" officeooo:paragraph-rsid="00149f0b"/>
    </style:style>
    <style:style style:name="P2" style:family="paragraph" style:parent-style-name="Preformatted_20_Text">
      <style:paragraph-properties>
        <style:tab-stops>
          <style:tab-stop style:position="0.529cm"/>
        </style:tab-stops>
      </style:paragraph-properties>
      <style:text-properties officeooo:rsid="00149f0b" officeooo:paragraph-rsid="00149f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-repository-fonts -&gt;</text:p>
      <text:p text:style-name="P1">alsa-utils</text:p>
      <text:p text:style-name="P1">antiword</text:p>
      <text:p text:style-name="P1">arandr</text:p>
      <text:p text:style-name="P1">aura-bin -&gt;</text:p>
      <text:p text:style-name="P1">brasero</text:p>
      <text:p text:style-name="P1">cheese</text:p>
      <text:p text:style-name="P1">chromium</text:p>
      <text:p text:style-name="P1">clang</text:p>
      <text:p text:style-name="P1">cmake</text:p>
      <text:p text:style-name="P1">compton</text:p>
      <text:p text:style-name="P1">conky</text:p>
      <text:p text:style-name="P1">cowsay</text:p>
      <text:p text:style-name="P1">cuneiform</text:p>
      <text:p text:style-name="P1">cups</text:p>
      <text:p text:style-name="P1">dex</text:p>
      <text:p text:style-name="P1">dunst</text:p>
      <text:p text:style-name="P1">emacs</text:p>
      <text:p text:style-name="P1">emscripten</text:p>
      <text:p text:style-name="P1">evince</text:p>
      <text:p text:style-name="P1">expect (autoexpect)</text:p>
      <text:p text:style-name="P1">fcitx-configtool</text:p>
      <text:p text:style-name="P1">fcitx-googlepinyin</text:p>
      <text:p text:style-name="P1">fcitx-im</text:p>
      <text:p text:style-name="P1">feh</text:p>
      <text:p text:style-name="P1">firefox</text:p>
      <text:p text:style-name="P1">fish</text:p>
      <text:p text:style-name="P1">freerdp (?)</text:p>
      <text:p text:style-name="P1">gforth -&gt;</text:p>
      <text:p text:style-name="P1">ghc (haskell)</text:p>
      <text:p text:style-name="P1">git</text:p>
      <text:p text:style-name="P1">gksu</text:p>
      <text:p text:style-name="P1">glabels</text:p>
      <text:p text:style-name="P1">gnome-alsamixer</text:p>
      <text:p text:style-name="P1">gnome-control-center</text:p>
      <text:p text:style-name="P1">gnome-keyring</text:p>
      <text:p text:style-name="P1">gnome-themes-standard</text:p>
      <text:p text:style-name="P1">gocr</text:p>
      <text:p text:style-name="P1">gscan2pdf -&gt;</text:p>
      <text:p text:style-name="P1">gst-libav</text:p>
      <text:p text:style-name="P1">gst-plugins-bad</text:p>
      <text:p text:style-name="P1">gst-plugins-base</text:p>
      <text:p text:style-name="P1">gst-plugins-good</text:p>
      <text:p text:style-name="P1">gst-plugins-ugly</text:p>
      <text:p text:style-name="P1">gutenprint</text:p>
      <text:p text:style-name="P1">gvfs</text:p>
      <text:p text:style-name="P1">htop</text:p>
      <text:p text:style-name="P1">imagemagick</text:p>
      <text:p text:style-name="P1">inkscape</text:p>
      <text:p text:style-name="P1">java-environment</text:p>
      <text:p text:style-name="P1">jdk -&gt;</text:p>
      <text:p text:style-name="P1">kdeaccessibility</text:p>
      <text:p text:style-name="P1">latex2html</text:p>
      <text:p text:style-name="P1">launchy</text:p>
      <text:p text:style-name="P1">leafnode</text:p>
      <text:p text:style-name="P1">libreoffice</text:p>
      <text:p text:style-name="P1">libreoffice-extension-writer2latex</text:p>
      <text:p text:style-name="P1">librsvg</text:p>
      <text:p text:style-name="P1">libtinfo -&gt;</text:p>
      <text:p text:style-name="P1">llpp -&gt;</text:p>
      <text:p text:style-name="P1">lxappearance</text:p>
      <text:p text:style-name="P1">lxsession</text:p>
      <text:p text:style-name="P1">lxtask</text:p>
      <text:p text:style-name="P1">lynx</text:p>
      <text:p text:style-name="P1">mate-power-manager</text:p>
      <text:p text:style-name="P1">mpc</text:p>
      <text:p text:style-name="P1">mpd</text:p>
      <text:p text:style-name="P1">neovim</text:p>
      <text:p text:style-name="P1">nodejs</text:p>
      <text:p text:style-name="P1">notify-osd</text:p>
      <text:p text:style-name="P1">npm</text:p>
      <text:p text:style-name="P1">nzbget</text:p>
      <text:p text:style-name="P1">nzbhydra-git -&gt; (?)</text:p>
      <text:p text:style-name="P1">openssh</text:p>
      <text:p text:style-name="P1">pa-applet-git -&gt; (?)</text:p>
      <text:p text:style-name="P1">parcellite</text:p>
      <text:p text:style-name="P1">pcmanfm</text:p>
      <text:p text:style-name="P1">perl-gtk2-ex-podviewer -&gt; (?)</text:p>
      <text:p text:style-name="P1">playerctl -&gt; (?)</text:p>
      <text:p text:style-name="P1">pokerth</text:p>
      <text:p text:style-name="P1">princexml</text:p>
      <text:p text:style-name="P1">pstoedit</text:p>
      <text:p text:style-name="P1">psutils (dvips)</text:p>
      <text:p text:style-name="P1">pulseaudio</text:p>
      <text:p text:style-name="P1">python-gobject</text:p>
      <text:p text:style-name="P1">python-xdg</text:p>
      <text:p text:style-name="P1">python2-lxml</text:p>
      <text:p text:style-name="P1">r</text:p>
      <text:p text:style-name="P1">rclone</text:p>
      <text:p text:style-name="P1">redshift</text:p>
      <text:p text:style-name="P1">roswell</text:p>
      <text:p text:style-name="P1">sakura</text:p>
      <text:p text:style-name="P1">sane</text:p>
      <text:p text:style-name="P1">scons</text:p>
      <text:p text:style-name="P1">screen</text:p>
      <text:p text:style-name="P1">screenfetch</text:p>
      <text:p text:style-name="P1">scrot</text:p>
      <text:p text:style-name="P1">slrn</text:p>
      <text:p text:style-name="P1">sqlitebrowser</text:p>
      <text:p text:style-name="P1">stack (haskell)</text:p>
      <text:p text:style-name="P1">stow</text:p>
      <text:p text:style-name="P1">sublime-text-nightly -&gt;</text:p>
      <text:p text:style-name="P1">synergy</text:p>
      <text:p text:style-name="P1">task</text:p>
      <text:p text:style-name="P1">terminator</text:p>
      <text:p text:style-name="P1">tesseract</text:p>
      <text:p text:style-name="P1">tesseract-data-eng</text:p>
      <text:p text:style-name="P1">tesseract-data-fra</text:p>
      <text:p text:style-name="P1">tesseract-data-heb</text:p>
      <text:p text:style-name="P1">tesseract-data-pol</text:p>
      <text:p text:style-name="P1">tesseract-data-rus</text:p>
      <text:p text:style-name="P1">texlive-acrotex (web, js)</text:p>
      <text:p text:style-name="P1">texlive-core</text:p>
      <text:p text:style-name="P1">texlive-crimson (fonts ?)</text:p>
      <text:p text:style-name="P1">texlive-culmus (heb ?)</text:p>
      <text:p text:style-name="P1">texlive-garamondx (fonts ?)</text:p>
      <text:p text:style-name="P1">texlive-genericextra</text:p>
      <text:p text:style-name="P1">texlive-humanities (?)</text:p>
      <text:p text:style-name="P1">texlive-latexextra</text:p>
      <text:p text:style-name="P1">texlive-pictures</text:p>
      <text:p text:style-name="P1">texlive-publishers (?)</text:p>
      <text:p text:style-name="P1">texworks -&gt;</text:p>
      <text:p text:style-name="P1">the_silver_searcher</text:p>
      <text:p text:style-name="P1">thunderbird</text:p>
      <text:p text:style-name="P1">tk</text:p>
      <text:p text:style-name="P1">tmux</text:p>
      <text:p text:style-name="P1">udiskie</text:p>
      <text:p text:style-name="P1">udisks</text:p>
      <text:p text:style-name="P1">uniconvertor</text:p>
      <text:p text:style-name="P1">unoconv</text:p>
      <text:p text:style-name="P1">unrar</text:p>
      <text:p text:style-name="P1">vassal -&gt; (?)</text:p>
      <text:p text:style-name="P1">vim-plug -&gt;</text:p>
      <text:p text:style-name="P1">vlc</text:p>
      <text:p text:style-name="P1">wmname</text:p>
      <text:p text:style-name="P1">workrave</text:p>
      <text:p text:style-name="P1">xarchiver</text:p>
      <text:p text:style-name="P1">xautolock</text:p>
      <text:p text:style-name="P1">xclip</text:p>
      <text:p text:style-name="P1">xcompmgr</text:p>
      <text:p text:style-name="P1">xcwd-git -&gt; (?)</text:p>
      <text:p text:style-name="P1">xdg-utils</text:p>
      <text:p text:style-name="P1">xf86-input-synaptics</text:p>
      <text:p text:style-name="P1">xfce4-appfinder</text:p>
      <text:p text:style-name="P1">xfce4-screenshooter</text:p>
      <text:p text:style-name="P1">xfce4-volumed</text:p>
      <text:p text:style-name="P1">xorg-xbacklight</text:p>
      <text:p text:style-name="P1">xsane</text:p>
      <text:p text:style-name="P1">xscreensaver</text:p>
      <text:p text:style-name="P1">zenity (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3324*" fo:start-indent="0cm" fo:end-indent="0cm"/>
          <style:column style:rel-width="3324*" fo:start-indent="0cm" fo:end-indent="0cm"/>
          <style:column style:rel-width="3324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30T14:50:40.263225616</dc:date>
    <meta:editing-duration>PT2M3S</meta:editing-duration>
    <meta:editing-cycles>1</meta:editing-cycles>
    <meta:document-statistic meta:table-count="0" meta:image-count="0" meta:object-count="0" meta:page-count="1" meta:paragraph-count="150" meta:word-count="188" meta:character-count="1613" meta:non-whitespace-character-count="1575"/>
    <meta:generator>LibreOffice/5.1.2.2.0$Linux_X86_64 LibreOffice_project/10m0$Build-2</meta:generator>
  </office:meta>
</office:document-meta>
</file>